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1" draw:id="id1" draw:layer="layout" svg:width="0.889cm" svg:height="0.889cm" svg:x="9.001cm" svg:y="4.175cm">
          <text:p text:style-name="P1"><text:span text:style-name="T1">C</text:span></text:p>
        </draw:circle>
        <draw:circle draw:style-name="gr1" draw:text-style-name="P4" xml:id="id2" draw:id="id2" draw:layer="layout" svg:width="0.889cm" svg:height="0.889cm" svg:x="7.802cm" svg:y="5.676cm">
          <text:p text:style-name="P3"><text:span text:style-name="T2">r</text:span><text:span text:style-name="T3">1</text:span></text:p>
        </draw:circle>
        <draw:circle draw:style-name="gr1" draw:text-style-name="P4" xml:id="id3" draw:id="id3" draw:layer="layout" svg:width="0.889cm" svg:height="0.889cm" svg:x="10.202cm" svg:y="5.676cm">
          <text:p text:style-name="P3"><text:span text:style-name="T2">r</text:span><text:span text:style-name="T3">3</text:span></text:p>
        </draw:circle>
        <draw:connector draw:style-name="gr2" draw:text-style-name="P3" draw:layer="layout" draw:type="line" svg:x1="9.445cm" svg:y1="5.064cm" svg:x2="8.246cm" svg:y2="5.676cm" draw:start-shape="id1" draw:start-glue-point="2" draw:end-shape="id2" draw:end-glue-point="0" svg:d="M9445 5064l-1199 612">
          <text:p/>
        </draw:connector>
        <draw:connector draw:style-name="gr2" draw:text-style-name="P3" draw:layer="layout" draw:type="line" svg:x1="9.445cm" svg:y1="5.064cm" svg:x2="10.646cm" svg:y2="5.676cm" draw:start-shape="id1" draw:start-glue-point="2" draw:end-shape="id3" draw:end-glue-point="0" svg:d="M9445 5064l1201 612">
          <text:p/>
        </draw:connector>
        <draw:circle draw:style-name="gr1" draw:text-style-name="P2" xml:id="id4" draw:id="id4" draw:layer="layout" svg:width="0.889cm" svg:height="0.889cm" svg:x="9.002cm" svg:y="6.876cm">
          <text:p text:style-name="P3"><text:span text:style-name="T2">r</text:span><text:span text:style-name="T3">2</text:span></text:p>
        </draw:circle>
        <draw:connector draw:style-name="gr2" draw:text-style-name="P3" draw:layer="layout" draw:type="line" svg:x1="9.445cm" svg:y1="5.064cm" svg:x2="9.446cm" svg:y2="6.876cm" draw:start-shape="id1" draw:start-glue-point="2" draw:end-shape="id4" draw:end-glue-point="0" svg:d="M9445 5064l1 18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1-05T15:58:53.60</meta:creation-date>
    <dc:date>2018-01-05T16:21:51.08</dc:date>
    <dc:creator>Loc Nguyen</dc:creator>
    <meta:editing-duration>PT15M13S</meta:editing-duration>
    <meta:editing-cycles>5</meta:editing-cycles>
    <meta:generator>OpenOffice/4.1.2$Win32 OpenOffice.org_project/412m3$Build-9782</meta:generator>
    <meta:document-statistic meta:object-count="7"/>
  </office:meta>
</office:document-meta>
</file>